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25.31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7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Analysis of change in Matrix Properties over iterations 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4"/>
          <table:table-cell office:value-type="string" calcext:value-type="string">
            <text:p>Last is between [97-99]</text:p>
          </table:table-cell>
          <table:table-cell/>
          <table:table-cell office:value-type="string" calcext:value-type="string">
            <text:p><text:s text:c="17"/>5 Largest Eigenvalues</text:p>
          </table:table-cell>
          <table:table-cell table:number-columns-repeated="5"/>
        </table:table-row>
        <table:table-row table:style-name="ro2">
          <table:table-cell table:number-columns-repeated="12"/>
        </table:table-row>
        <table:table-row table:style-name="ro1">
          <table:table-cell table:style-name="ce9" office:value-type="string" calcext:value-type="string">
            <text:p><text:s/>Dataset- Matrix </text:p>
          </table:table-cell>
          <table:table-cell table:style-name="ce9" office:value-type="string" calcext:value-type="string">
            <text:p>Size of Matrix</text:p>
          </table:table-cell>
          <table:table-cell table:style-name="ce9" office:value-type="string" calcext:value-type="string">
            <text:p>NNZ</text:p>
          </table:table-cell>
          <table:table-cell table:style-name="ce9" office:value-type="string" calcext:value-type="string">
            <text:p>Condition Number</text:p>
          </table:table-cell>
          <table:table-cell table:style-name="ce9" office:value-type="string" calcext:value-type="string">
            <text:p><text:s/>Iteration Number</text:p>
          </table:table-cell>
          <table:table-cell table:style-name="ce12" office:value-type="string" calcext:value-type="string">
            <text:p><text:s/>Eig. Value 1</text:p>
          </table:table-cell>
          <table:table-cell table:style-name="ce9" office:value-type="string" calcext:value-type="string">
            <text:p><text:s/>Eig. Value 2</text:p>
          </table:table-cell>
          <table:table-cell table:style-name="ce9" office:value-type="string" calcext:value-type="string">
            <text:p><text:s/>Eig. Value 3</text:p>
          </table:table-cell>
          <table:table-cell table:style-name="ce9" office:value-type="string" calcext:value-type="string">
            <text:p><text:s/>Eig. Value 4</text:p>
          </table:table-cell>
          <table:table-cell table:style-name="ce9" office:value-type="string" calcext:value-type="string">
            <text:p><text:s/>Eig. Value 5</text:p>
          </table:table-cell>
          <table:table-cell table:style-name="ce9" office:value-type="string" calcext:value-type="string">
            <text:p>Sum</text:p>
          </table:table-cell>
          <table:table-cell table:style-name="ce12"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<text:s text:c="3"/></text:p>
          </table:table-cell>
          <table:table-cell table:number-columns-repeated="11"/>
        </table:table-row>
        <table:table-row table:style-name="ro1">
          <table:table-cell table:style-name="ce9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JTJ49</text:p>
          </table:table-cell>
          <table:table-cell office:value-type="string" calcext:value-type="string">
            <text:p><text:s text:c="5"/>23769 X 23769 <text:s text:c="16"/></text:p>
          </table:table-cell>
          <table:table-cell office:value-type="float" office:value="1793457" calcext:value-type="float">
            <text:p>1793457</text:p>
          </table:table-cell>
          <table:table-cell table:style-name="ce10" office:value-type="float" office:value="986758000000000" calcext:value-type="float">
            <text:p>9.87E+14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4.5594e+10 <text:s text:c="5"/>4.41625e+10 <text:s text:c="5"/>3.79949e+09 <text:s text:c="5"/>1.94999e+09 <text:s text:c="5"/>1.94662e+09 <text:s/></text:p>
          </table:table-cell>
          <table:table-cell table:number-columns-repeated="4"/>
          <table:table-cell table:style-name="ce10" office:value-type="float" office:value="97452500000" calcext:value-type="float">
            <text:p>9.75E+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93457" calcext:value-type="float">
            <text:p>1793457</text:p>
          </table:table-cell>
          <table:table-cell table:style-name="ce10" office:value-type="float" office:value="51274800000000" calcext:value-type="float">
            <text:p>5.13E+1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4.55949e+10 <text:s text:c="5"/>4.41766e+10 <text:s text:c="5"/>3.80267e+09 <text:s text:c="5"/>1.95548e+09 <text:s text:c="5"/>1.95242e+09 <text:s text:c="5"/>9.7482e+10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93303" calcext:value-type="float">
            <text:p>1793303</text:p>
          </table:table-cell>
          <table:table-cell table:style-name="ce10" office:value-type="float" office:value="1410180000000000" calcext:value-type="float">
            <text:p>1.41E+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<text:s/>6.04296e+10 <text:s text:c="5"/>2.20939e+09 <text:s text:c="5"/>1.69317e+09 <text:s text:c="5"/>1.51079e+09 <text:s text:c="5"/>1.3565e+09 <text:s text:c="5"/>6.71994e+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93303" calcext:value-type="float">
            <text:p>1793303</text:p>
          </table:table-cell>
          <table:table-cell table:style-name="ce10" office:value-type="float" office:value="152122000000000" calcext:value-type="float">
            <text:p>1.52E+1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6.04305e+10 <text:s text:c="5"/>2.23845e+09 <text:s text:c="5"/>1.69736e+09 <text:s text:c="5"/>1.51397e+09 <text:s text:c="5"/>1.3591e+09 <text:s text:c="5"/>6.72393e+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ains same</text:p>
          </table:table-cell>
          <table:table-cell office:value-type="float" office:value="1793311" calcext:value-type="float">
            <text:p>1793311</text:p>
          </table:table-cell>
          <table:table-cell table:style-name="ce10" office:value-type="float" office:value="14517200000000" calcext:value-type="float">
            <text:p>1.45E+13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6.04378e+10 <text:s text:c="5"/>2.53437e+09 <text:s text:c="5"/>1.73109e+09 <text:s text:c="5"/>1.53986e+09 <text:s text:c="5"/>1.38074e+09 <text:s text:c="5"/>6.76239e+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 all iterations</text:p>
          </table:table-cell>
          <table:table-cell office:value-type="float" office:value="1793475" calcext:value-type="float">
            <text:p>1793475</text:p>
          </table:table-cell>
          <table:table-cell table:style-name="ce10" office:value-type="float" office:value="1.83241E+020" calcext:value-type="float">
            <text:p>1.83E+20</text:p>
          </table:table-cell>
          <table:table-cell table:style-name="ce11" office:value-type="string" calcext:value-type="string">
            <text:p><text:s text:c="25"/>Last</text:p>
          </table:table-cell>
          <table:table-cell office:value-type="string" calcext:value-type="string">
            <text:p><text:s/>3.01099e+08 <text:s text:c="5"/>2.90761e+08 <text:s text:c="5"/>2.58312e+08 <text:s text:c="5"/>2.57183e+08 <text:s text:c="5"/>2.56668e+08 <text:s text:c="5"/>1.36402e+09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JTJ138</text:p>
          </table:table-cell>
          <table:table-cell office:value-type="string" calcext:value-type="string">
            <text:p>60876 X 60876 <text:s/></text:p>
          </table:table-cell>
          <table:table-cell office:value-type="float" office:value="4791746" calcext:value-type="float">
            <text:p>4791746</text:p>
          </table:table-cell>
          <table:table-cell table:style-name="ce10" office:value-type="float" office:value="152122000000000" calcext:value-type="float">
            <text:p>1.52E+14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2.45893e+10 <text:s text:c="5"/>1.09731e+10 <text:s text:c="5"/>6.46783e+09 <text:s text:c="5"/>4.83312e+09 <text:s text:c="5"/>4.73829e+09 <text:s text:c="5"/>5.16016e+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91746" calcext:value-type="float">
            <text:p>4791746</text:p>
          </table:table-cell>
          <table:table-cell table:style-name="ce10" office:value-type="float" office:value="105625000000000" calcext:value-type="float">
            <text:p>1.06E+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<text:s/>2.45973e+10 <text:s text:c="5"/>1.09817e+10 <text:s text:c="5"/>6.49261e+09 <text:s text:c="5"/>4.84681e+09 <text:s text:c="5"/>4.73874e+09 <text:s text:c="5"/>5.16571e+10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91160" calcext:value-type="float">
            <text:p>4791160</text:p>
          </table:table-cell>
          <table:table-cell table:style-name="ce10" office:value-type="float" office:value="712232000000000" calcext:value-type="float">
            <text:p>7.12E+14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1.66721e+10 <text:s text:c="5"/>1.3589e+10 <text:s text:c="5"/>6.37842e+09 <text:s text:c="5"/>4.12774e+09 <text:s text:c="5"/>3.43949e+09 <text:s text:c="5"/>4.42067e+10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91174" calcext:value-type="float">
            <text:p>4791174</text:p>
          </table:table-cell>
          <table:table-cell table:style-name="ce10" office:value-type="float" office:value="32697500000000" calcext:value-type="float">
            <text:p>3.27E+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1.67144e+10 <text:s text:c="5"/>1.3593e+10 <text:s text:c="5"/>6.41812e+09 <text:s text:c="5"/>4.13413e+09 <text:s text:c="5"/>3.4464e+09 <text:s text:c="5"/>4.4306e+10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ains same</text:p>
          </table:table-cell>
          <table:table-cell office:value-type="float" office:value="4791194" calcext:value-type="float">
            <text:p>4791194</text:p>
          </table:table-cell>
          <table:table-cell table:style-name="ce10" office:value-type="float" office:value="4518200000000" calcext:value-type="float">
            <text:p>4.52E+12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1.70843e+10 <text:s text:c="5"/>1.36292e+10 <text:s text:c="5"/>6.76299e+09 <text:s text:c="5"/>4.18714e+09 <text:s text:c="5"/>3.50482e+09 <text:s text:c="5"/>4.51685e+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 all iterations</text:p>
          </table:table-cell>
          <table:table-cell office:value-type="float" office:value="4791690" calcext:value-type="float">
            <text:p>4791690</text:p>
          </table:table-cell>
          <table:table-cell table:style-name="ce10" office:value-type="float" office:value="34702300000000" calcext:value-type="float">
            <text:p>3.47E+13</text:p>
          </table:table-cell>
          <table:table-cell office:value-type="string" calcext:value-type="string">
            <text:p><text:s text:c="25"/>Last</text:p>
          </table:table-cell>
          <table:table-cell office:value-type="string" calcext:value-type="string">
            <text:p><text:s/>7.53818e+11 <text:s text:c="5"/>1.13447e+10 <text:s text:c="5"/>9.33255e+09 <text:s text:c="5"/>7.35095e+09 <text:s text:c="5"/>3.57464e+09 <text:s text:c="5"/>7.8542e+11 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 calcext:value-type="string">
            <text:p>JTJ460</text:p>
          </table:table-cell>
          <table:table-cell office:value-type="string" calcext:value-type="string">
            <text:p><text:s text:c="2"/>174573 X 174573</text:p>
          </table:table-cell>
          <table:table-cell office:value-type="float" office:value="13609439" calcext:value-type="float">
            <text:p>13609439</text:p>
          </table:table-cell>
          <table:table-cell table:style-name="ce10" office:value-type="float" office:value="7.03503E+017" calcext:value-type="float">
            <text:p>7.04E+17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1.07446e+13 <text:s text:c="5"/>9.89459e+12 <text:s text:c="5"/>6.9547e+12 <text:s text:c="5"/>1.80341e+12 <text:s text:c="5"/>6.143e+11 <text:s text:c="5"/>3.00116e+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07899" calcext:value-type="float">
            <text:p>13607899</text:p>
          </table:table-cell>
          <table:table-cell table:style-name="ce10" office:value-type="float" office:value="5.92323E+017" calcext:value-type="float">
            <text:p>5.92E+17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<text:s/>7.74909e+11 <text:s text:c="5"/>6.10353e+11 <text:s text:c="5"/>2.8245e+11 <text:s text:c="5"/>2.50829e+11 <text:s text:c="5"/>1.0822e+11 <text:s text:c="5"/>2.02676e+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07925" calcext:value-type="float">
            <text:p>13607925</text:p>
          </table:table-cell>
          <table:table-cell table:style-name="ce10" office:value-type="float" office:value="4.48951E+016" calcext:value-type="float">
            <text:p>4.49E+16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<text:s/>7.7491e+11 <text:s text:c="5"/>6.10419e+11 <text:s text:c="5"/>2.82452e+11 <text:s text:c="5"/>2.50829e+11 <text:s text:c="5"/>1.08221e+11 <text:s text:c="5"/>2.02683e+12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07975" calcext:value-type="float">
            <text:p>13607975</text:p>
          </table:table-cell>
          <table:table-cell table:style-name="ce10" office:value-type="float" office:value="6029460000000000" calcext:value-type="float">
            <text:p>6.03E+15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<text:s/>7.74911e+11 <text:s text:c="5"/>6.11082e+11 <text:s text:c="5"/>2.8247e+11 <text:s text:c="5"/>2.5083e+11 <text:s text:c="5"/>1.08228e+11 <text:s text:c="5"/>2.02752e+12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mains same</text:p>
          </table:table-cell>
          <table:table-cell office:value-type="float" office:value="13608071" calcext:value-type="float">
            <text:p>13608071</text:p>
          </table:table-cell>
          <table:table-cell table:style-name="ce10" office:value-type="float" office:value="690125000000000" calcext:value-type="float">
            <text:p>6.90E+14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7.74924e+11 <text:s text:c="5"/>6.1769e+11 <text:s text:c="5"/>2.82645e+11 <text:s text:c="5"/>2.5083e+11 <text:s text:c="5"/>1.08295e+11 <text:s text:c="5"/>2.03438e+12 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or all iterations</text:p>
          </table:table-cell>
          <table:table-cell office:value-type="float" office:value="13609917" calcext:value-type="float">
            <text:p>13609917</text:p>
          </table:table-cell>
          <table:table-cell table:style-name="ce10" office:value-type="float" office:value="492210000000" calcext:value-type="float">
            <text:p>4.92E+11</text:p>
          </table:table-cell>
          <table:table-cell office:value-type="string" calcext:value-type="string">
            <text:p><text:s text:c="25"/>Last</text:p>
          </table:table-cell>
          <table:table-cell office:value-type="string" calcext:value-type="string">
            <text:p><text:s/>2.60011e+12 <text:s text:c="5"/>1.66569e+12 <text:s text:c="5"/>8.43984e+11 <text:s text:c="5"/>8.28807e+11 <text:s text:c="5"/>2.8976e+11 <text:s text:c="5"/>6.22834e+12 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Observation 1 : It’s not true that the condition number of matrices increases with increase in iterations. As we can see in the case of JTJ460, it’s condition number decreases, whereas for JTJ49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ndition number increases with iterations. So no specific pattern found in Condition Numbers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Observation 2: Eigenvalues change by maximum of <text:s/>10^1 factor in subsequent iterations. Storing Eigenvalues and constructing prolongation matrix from them might not make any significant loss in information <text:s/>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Observation 3: NNZ doesn’t by large value in subsequent iterations. All these matrices are full rank and remain so in subsequent iterations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Observation 4: All these matrices are full rank and remain so in subsequent iterations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6:55:34.200318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3:16:14.290161619</meta:creation-date>
    <meta:generator>LibreOffice/6.0.7.3$Linux_X86_64 LibreOffice_project/00m0$Build-3</meta:generator>
    <dc:date>2019-05-29T16:54:56.942868635</dc:date>
    <meta:editing-duration>PT11M6S</meta:editing-duration>
    <meta:editing-cycles>2</meta:editing-cycles>
    <meta:document-statistic meta:table-count="1" meta:cell-count="106" meta:object-count="0"/>
  </office:meta>
</office:document-meta>
</file>